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3.2484in"/>
    </style:style>
    <style:style style:name="co6" style:family="table-column">
      <style:table-column-properties fo:break-before="auto" style:column-width="2.294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2"/>
          <table:table-cell table:style-name="ce5" office:value-type="string" calcext:value-type="string">
            <text:p>GoT Story Checklist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Gallery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explain_* ?</text:p>
          </table:table-cell>
          <table:table-cell table:style-name="ce2" office:value-type="string" calcext:value-type="string">
            <text:p>Story?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1019"/>
        </table:table-row>
        <table:table-row table:style-name="ro3">
          <table:table-cell table:style-name="ce3" office:value-type="string" calcext:value-type="string">
            <text:p>1410-fictional-tv-game_of_thrones-house_stark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fj-catelyn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p-arya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nfp-sansa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ntp-brandon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fj-ned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tj-jon_snow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tj-robb_stark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1420-fictional-tv-game_of_thrones-house_baratheon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fj-renly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j-robert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ntj-joffrey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fp-tommen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tj-stannis_baratheon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30-fictional-tv-game_of_thrones-house_lannister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tyrion_lannister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j-jaime_lannister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tj-cersei_lannister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tj-tywin_lannister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40-fictional-tv-game_of_thrones-house_tyrell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margaery_tyrell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j-olenna_tyrell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fp-loras_tyrell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50-fictional-tv-game_of_thrones-house_targaryen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tj-viserys_targarye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nfj-daenerys_targarye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fp-missandei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tj-grey_worm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57-fictional-tv-game_of_thrones-house_greyjoy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tj-theon_greyjoy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j-yara_greyjoy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fp-reek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70-fictional-tv-game_of_thrones-no_house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j-melisandr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fp-ros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fp-sha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ntj-high_sparrow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ntp-varys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tp-bronn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80-fictional-tv-game_of_thrones-wildlings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tj-ygritt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fp-gilly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tp-tormund_giantsbane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90-fictional-tv-game_of_thrones-other_houses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samwell_tarly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j-davos_seaworth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j-jorah_mormont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j-oberyn_martell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ntp-petyr_baelish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tj-barristan_selmy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tj-brienne_of_tarth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stp-sandor_clegan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5:08:22.832075806</meta:creation-date>
    <meta:generator>LibreOffice/6.4.6.2$Linux_X86_64 LibreOffice_project/40$Build-2</meta:generator>
    <dc:date>2020-10-08T15:43:57.657279678</dc:date>
    <meta:editing-duration>PT35M29S</meta:editing-duration>
    <meta:editing-cycles>19</meta:editing-cycles>
    <meta:document-statistic meta:table-count="1" meta:cell-count="144" meta:object-count="0"/>
  </office:meta>
</office:document-meta>
</file>